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f9b" officeooo:paragraph-rsid="001c1f9b"/>
    </style:style>
    <style:style style:name="P2" style:family="paragraph" style:parent-style-name="Standard">
      <style:text-properties officeooo:rsid="00231d3c" officeooo:paragraph-rsid="00231d3c"/>
    </style:style>
    <style:style style:name="P3" style:family="paragraph" style:parent-style-name="Standard">
      <style:text-properties officeooo:rsid="00231d3c" officeooo:paragraph-rsid="00235d39"/>
    </style:style>
    <style:style style:name="P4" style:family="paragraph" style:parent-style-name="Standard">
      <style:text-properties officeooo:rsid="0026cb58" officeooo:paragraph-rsid="0026cb58"/>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afc4d" officeooo:paragraph-rsid="001afc4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none" fo:font-weight="normal" officeooo:rsid="00278fa6" officeooo:paragraph-rsid="00278fa6" style:font-size-asian="14pt" style:font-weight-asian="normal" style:font-size-complex="14pt" style:font-weight-complex="normal"/>
    </style:style>
    <style:style style:name="T1" style:family="text">
      <style:text-properties officeooo:rsid="00235d39"/>
    </style:style>
    <style:style style:name="T2" style:family="text">
      <style:text-properties officeooo:rsid="00278fa6"/>
    </style:style>
    <style:style style:name="T3" style:family="text">
      <style:text-properties officeooo:rsid="0029e60d"/>
    </style:style>
    <style:style style:name="T4" style:family="text">
      <style:text-properties officeooo:rsid="002b62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sign Philosophy <text:span text:style-name="T2">for “FoodVend”</text:span></text:p>
      <text:p text:style-name="P6">Jhi Morris – OOPD Assignment Semester 1, 2018</text:p>
      <text:p text:style-name="P1"/>
      <text:p text:style-name="P2">FoodVend is the program I have designed to implement the requirements of the OOPD Semester 1 assignment in a functional yet pleasant to-use manner. Its interface makes use of ANSI escape codes to color certain pieces of text and bring attention of the user to them, as well as to clear the terminal between each sub-menu such that the focus is always on the current state of the program – and not on past states.</text:p>
      <text:p text:style-name="P2"/>
      <text:p text:style-name="P2">In terms of implementation, readability has been an important aspect of the design of this program. For that reason, many functions have been delegated to the “TerminalUtility” class to keep the “MainMenu” class as relevant to routing of sub<text:span text:style-name="T4">-</text:span>menus as possible. The MainMenu class contains instances of TerminalUtility, as well “FileIO” - which is used in order to load files to memory and write memory out to files.</text:p>
      <text:p text:style-name="P2"/>
      <text:p text:style-name="P3">FileIO’s end of means is the handling of the “StorageFacility” - the class which sorts the arrays of limited sets of “Food” objects that make up the functional memory of this program. <text:s/><text:span text:style-name="T1">One important note is that due to MainMenu often having to access methods of the StorageFacility to retrieve data to display yet StorageFacility being a private object of the FileIO class, FileIO includes “Passer” methods which allow careful access to some methods of the StorageFacility. The only other solution to this problem known to me would be to make StorageFacility public – which is a security concern. Another odd aspect of StorageFacility’s implementation is that it has a single classfield yet four getter methods. This allows export of particular subsets of the storage (Freezer, Fridge, Pantry, all).</text:span></text:p>
      <text:p text:style-name="P3"/>
      <text:p text:style-name="P3">An important <text:span text:style-name="T1">aspect</text:span> of the Food objects is that their accessor (setter) and mutator (getter) methods are the only ways in which they will accept and output their class field contents. Even their constructors make use of these methods; the reason which is to ensure that all object validation is done in a single location. <text:span text:style-name="T1">Furthermore, these methods make certain to make deep copies of any non-primitive data types when both exporting and importing data for classfields, to avoid changing other parts of the program’s variables by reference.</text:span></text:p>
      <text:p text:style-name="P3"/>
      <text:p text:style-name="P4">Further points of this program’s design are the inclusion of two methods which check the expiry of a Food object: the first of which is defined in the “IFood” interface and concludes the current time from an imported “Calender” object. The second of which concludes the current time from the system. Functionally the two are identical beyond that one difference.</text:p>
      <text:p text:style-name="P4"/>
      <text:p text:style-name="P4"><text:span text:style-name="T3">In some cases exceptions </text:span>are <text:span text:style-name="T3">re-</text:span>thrown to include human-readible messages to make the design of user intefaces and menus simpler, as errors can be caught at the appropriate point and assigned to display to the user much more easily, especially in situations where a single method call could have numerous very distinct errors that could occur which all require a different response from the user.</text:p>
      <text:p text:style-name="P4"/>
      <text:p text:style-name="P4">Some classes seem to blur the line between container and non-container class. For this reason, despite containing FileIO and TerminalUtility as objects MainMenu does not include setters/getters or a non-default constructor. The same is true for FileIO containing StorageFacility. Although the ability to <text:span text:style-name="T4">instantiate</text:span> them from a predefined state may be useful, it is beyond the scope of this program as it stands and would require significant redesign of some parts of MainMenu, FileIO and StorageFac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1:09:05.828106196</meta:creation-date>
    <dc:date>2018-05-29T18:04:39.491000000</dc:date>
    <meta:editing-duration>PT4H23M55S</meta:editing-duration>
    <meta:editing-cycles>14</meta:editing-cycles>
    <meta:generator>LibreOffice/5.3.5.2$Windows_X86_64 LibreOffice_project/50d9bf2b0a79cdb85a3814b592608037a682059d</meta:generator>
    <meta:document-statistic meta:table-count="0" meta:image-count="0" meta:object-count="0" meta:page-count="1" meta:paragraph-count="9" meta:word-count="570" meta:character-count="3506" meta:non-whitespace-character-count="2941"/>
  </office:meta>
</office:document-meta>
</file>